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e grosse lanterne éclairait chaque côté de la petite scène. Enfin scène. Il fallait le dire vite. Il s'agissait en réalité d'une grosse palette de bois qu'Erland avait bidouillée pour la surélever. Mais le magicien s'estimait déjà heureux. Il avait réussi à obtenir un spot pour le festival du solstice, ce qui n'était pas une mince affaire. Non sans mal, certes. Les places se vendaient à prix d'or étant donné le succès de l'événement. Le garçon avait dû faire jouer une ancienne relation, un type qu'il connaissait de son ancienne vie dans les hautes sphères de la noblesse et avec qui il s'entendait bien, qui s'était plus ou moins pris de pitié pour lui lorsqu'il lui avait raconté son histoire et lui avait trouvé un emplacement pour qu'il fasse son petit show. Une occasion en Or de gagner en visibilité et en renommée.</text:p>
      <text:p text:style-name="Standard"/>
      <text:p text:style-name="Standard">-Qu'est-ce qui nous prouve que c'est pas ton pouvoir de faire disparaître les gens ?</text:p>
      <text:p text:style-name="Standard"/>
      <text:p text:style-name="Standard">Le drap pourpre venait de retomber sur le sol, dans un bruissement de tissu à peine perceptible, et là où quelques secondes plus tôt une femme se tenait ne se trouvait plus que du vide. La voix s'était élevée parmi les timides applaudissements de la foule, du centre du premier des deux rangs de spectateurs, d'un gros bonhomme à l'air bourru, le genre qui aime bien faire son intéressant, et s'il pouvait rabaisser quelqu'un en passant ne s'en privait pas. Erland s'approcha dudit patriarche en souriant doucement. Une fois à quelques dizaines de centimètres de lui seulement, il s'accroupit devant, tout en pointant du doigt l'affiche de son spectacle, sur laquelle on pouvait lire en gros et gras « GARANTI SANS MAGIE ».</text:p>
      <text:p text:style-name="Standard"/>
      <text:p text:style-name="Standard">Mon cher importun, savez-vous lire ?</text:p>
      <text:p text:style-name="Standard">Ce spectacle est garanti sans charme, ni magie, ni vaudou</text:p>
      <text:p text:style-name="Standard">Et si j'avais tel pouvoir, je vous ferais dire,</text:p>
      <text:p text:style-name="Standard">Plutôt qu'elle, je vous aurais fait disparaître... vous.</text:p>
      <text:p text:style-name="Standard"/>
      <text:p text:style-name="Standard">Le doigt qui désignait jusqu'à présent la pancarte avait doucement migré pour finir par pointer vers la poitrine de l'homme, à quelques centimètres à peine de le toucher. Ce dernier, visiblement piqué au vif par la réponse du prestidigitateur, souffla comme un buffle avant de tourner les talons et de quitter les rangs des spectateurs vers un autre stand. Clairement très satisfait de son petit effet, Erland se releva en regardant fièrement l'assemblée, un large sourire éclairant son visage. Il adorait ça. A chaque fois qu'il donnait une représentation, il se transcendait. Méconnaissable. Son ton nonchalant et cynique laissait place à un théâtral mysticisme, entre grands gestes de comédien, mouvements ténébreux de cape et même de temps en temps -comme à l'instant, dialogues rimés. Bien entendu, cela n'était qu'une part de son personnage. Erland ne se prenait pas au sérieux et sa comédie était seulement un outil pour capter l'attention de son auditoire.</text:p>
      <text:p text:style-name="Standard"/>
      <text:p text:style-name="Standard">Le magicien regarda l'homme s'éloigner avant de reposer son regard sur ledit auditoire. Hum... Une dizaine de personnes. Quinze, peut-être ? C'était peu. Mais pas non plus catastrophique. Il fallait relativiser. Il y avait beaucoup d'animations en ce festival et les gens étaient clairement éparpillés un peu partout dans la capitale. Si son public grossissait un peu, il verrait à sortir le grand jeu et les tours qui en mettent plein les yeux. Mais pour l'instant la foule était trop petite. Le garçon à la chevelure argentée s'éclaircit la gorge avant de reprendre. </text:p>
      <text:p text:style-name="Standard"/>
      <text:p text:style-name="Standard">-Bon débarras... Bien. Pour mon prochain tour, je vais avoir besoin d'un ou une assistante de l'assemblée. Un ou une volontaire ?</text:p>
      <text:p text:style-name="P1">L'espace d'un instant, personne ne s'avance. Le silence semble être retombé sur le stand. Même le son des animations autour s'est atténué. Comme si la scène avait soudainement été enveloppée d'une bulle anti-bruit. Eh. Sa petite mascarade n'a vraisemblablement pas convaincu tout le monde. Ce n'est pas vraiment étonnant. Sa pancarte n'indiquait pas « concours d’éloquence et de punchline » après tout. Alors il allait falloir faire ses preuves, magiquement parlant. Faire son taf quoi. Mais pour cela, Erland allait avoir besoin d'un [strike]pigeon[/strike] assistant. Allez, donne-lui sa chance !</text:p>
      <text:p text:style-name="Standard"/>
      <text:p text:style-name="Standard">Finalement, une silhouette masculine s'extirpa de l'assemblée, tirant un sourire au magicien. Et un soupir. Imperceptible. Le garçon fut tout de même soulagé de voir un volontaire se dessiner. Il aurait eu l'air bien con, sinon. Sa réserve de tours seul sur scène commençait à s'épuiser -chose qu'il aurait pu anticiper avant de se présenter ce soir, mais bon, c'est ce qui arrive quand on est occupé à picoler au lieu de préparer ses prestations. En attendant, un homme s'était dévoué pour l'aider, le sauvant pour l'instant de ce genre de préoccupations. En parlant de lui, son assistant d'un jour s'avança dans sa direction, se laissa tenter par un salut à la foule avant de l'enjoindre à les gratifier d'un tour. </text:p>
      <text:p text:style-name="Standard"/>
      <text:p text:style-name="Standard">Le sourire d'Erland s'étira un peu plus. Un sceptique. Vu son air nonchalant et la familiarité avec laquelle il s'était adressé à lui, ce type à la barbe noire n'était pas impressionné. Du tout. Pour l'instant. L'ancien noble ressentit un frisson lui parcourir l'échine. Il allait falloir sortir le grand jeu pour le convaincre. Pas qu'il porta un quelconque intérêt au respect d'un random monsieur tout le monde, mais son air suffisant donnait surtout envie de lui clouer le bec. Envie que le garçon aux cheveux argentés se garda bien de partager, bien entendu.</text:p>
      <text:p text:style-name="Standard"/>
      <text:p text:style-name="Standard">-Merci pour ce noble sacrifice, preux chevalier ! Puis-je vous demander votre nom ?</text:p>
      <text:p text:style-name="Standard"/>
      <text:p text:style-name="Standard">Erland tira ensuite de sa cape un jeu de cartes tout ce qu'il y a de plus banal. Il le présenta à son public, prenant soin de l'ouvrir pour que tous puissent bien voir qu'il n'était pas truqué -en réalité, à cette distance, il était impossible d'en être certain, mais un tel geste de bonne foi n'aurait jamais pu être perpétré par un menteur, voyons. Le prestidigitateur se tourna ensuite vers Vrenn et lui présenta le paquet.</text:p>
      <text:p text:style-name="Standard"/>
      <text:p text:style-name="Standard">-Je vais maintenant vous demander de prendre une carte dans ce paquet. N'importe laquelle. Retenez-la bien, puis remettez-la dans le paquet, après l'avoir montrée au public, sans bien sûr que je ne la vois. Allez-y, je me tourne ! N'importe laquelle je vous dis !</text:p>
      <text:p text:style-name="Standard"/>
      <text:p text:style-name="Standard">Il s’exécuta, exagérant de beaucoup sa manière de tourner la tête, allant jusqu'à mettre la main qui ne tenait pas le jeu devant ses yeux. Cela n'avait aucune espèce d'importance, mais en matière de magie, le sens de la mise en scène jouait au moins autant que la technique, si ce n'était plus. L'illusion du choix, autant que l'illusion tout court. Cela n'avait aucune espèce d'importance. Vrenn ne le savait pas -ou en tout cas, Erland l'espérait- mais la carte qu'il allait sélectionner -plus que choisir- était déjà prédéterminée. Sous ses airs un peu bateau et cliché, ce tour n'était en réalité que la première partie d'un tour plus grand. Plus grandiose. La carte remise dans le paquet, le magicien se tourna à nouveau vers le public, battant les cartes de manière bien visible au dessus de sa tête.</text:p>
      <text:p text:style-name="Standard"/>
      <text:p text:style-name="Standard">-Bien. Très bien. Maintenant je mélange ce paquet devant vous. Il reporta son attention sur le volontaire. A présent, je vais vous demander de choisir un nombre entre 1 et 52. Et de me tendre votre main, paume vers le ciel. Parfait.</text:p>
      <text:p text:style-name="Standard"/>
      <text:p text:style-name="Standard">Chose faite, Erland commença à retourner les cartes une par une pour les poser sur la main ouverte de Vrenn, tout en décomptant à partir du nombre choisi par celui-ci. La carte qui correspondait au zéro était retournée face visible.</text:p>
      <text:p text:style-name="Standard"><text:soft-page-break/></text:p>
      <text:p text:style-name="Standard">-Trois, deux, un... Et Zéro ! Il montra la carte au public. Était-ce votre car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1-17T09:27:02.80</meta:creation-date>
    <dc:date>2020-01-20T13:43:41.53</dc:date>
    <meta:editing-duration>PT3H18M18S</meta:editing-duration>
    <meta:editing-cycles>351</meta:editing-cycles>
    <meta:generator>OpenOffice/4.1.7$Win32 OpenOffice.org_project/417m1$Build-9800</meta:generator>
    <meta:document-statistic meta:table-count="0" meta:image-count="0" meta:object-count="0" meta:page-count="3" meta:paragraph-count="20" meta:word-count="1260" meta:character-count="7494"/>
  </office:meta>
</office:document-meta>
</file>